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C0000000CFE23EC0B495CBBE3.png" manifest:media-type="image/png"/>
  <manifest:file-entry manifest:full-path="Pictures/10000001000000960000008F2F16264FE01BCC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9.59cm" style:rel-width="100%" fo:margin-top="0cm" fo:margin-bottom="0cm" table:align="center" style:writing-mode="lr-tb"/>
    </style:style>
    <style:style style:name="Tabla1.A" style:family="table-column">
      <style:table-column-properties style:column-width="19.5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P3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officeooo:rsid="006fcf31" officeooo:paragraph-rsid="006fcf31" style:font-size-asian="6pt" style:font-weight-asian="bold" style:font-name-complex="Arial1" style:font-size-complex="8pt"/>
    </style:style>
    <style:style style:name="P4" style:family="paragraph" style:parent-style-name="Header">
      <style:text-properties fo:font-size="1pt" style:font-size-asian="1pt" style:font-size-complex="1pt"/>
    </style:style>
    <style:style style:name="P5" style:family="paragraph" style:parent-style-name="Footer">
      <style:paragraph-properties fo:margin-top="0cm" fo:margin-bottom="0cm" style:contextual-spacing="false" style:line-height-at-least="0.353cm" fo:text-align="end" style:justify-single-word="false">
        <style:tab-stops>
          <style:tab-stop style:position="16.503cm" style:type="right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3.193cm"/>
        </style:tab-stops>
      </style:paragraph-properties>
      <style:text-properties officeooo:paragraph-rsid="006fcf31"/>
    </style:style>
    <style:style style:name="P7" style:family="paragraph" style:parent-style-name="Standard">
      <style:paragraph-properties fo:margin-top="0cm" fo:margin-bottom="0.212cm" style:contextual-spacing="true" fo:line-height="100%"/>
      <style:text-properties officeooo:paragraph-rsid="008b441c"/>
    </style:style>
    <style:style style:name="P8" style:family="paragraph" style:parent-style-name="Standard">
      <style:text-properties fo:font-size="10pt" style:font-size-asian="10pt" text:display="none"/>
    </style:style>
    <style:style style:name="P9" style:family="paragraph" style:parent-style-name="Standard">
      <style:paragraph-properties fo:line-height="100%"/>
      <style:text-properties style:font-name="Tahoma" fo:font-size="11pt" fo:font-weight="bold" officeooo:paragraph-rsid="008b441c" style:font-size-asian="11pt" style:font-weight-asian="bold" style:font-name-complex="Tahoma2" style:font-size-complex="11pt" style:font-weight-complex="bold"/>
    </style:style>
    <style:style style:name="P10" style:family="paragraph" style:parent-style-name="Standard">
      <style:paragraph-properties fo:margin-top="0cm" fo:margin-bottom="0.212cm" style:contextual-spacing="true" fo:line-height="100%"/>
      <style:text-properties style:font-name="Tahoma" fo:font-size="11pt" officeooo:paragraph-rsid="008b441c" style:font-size-asian="11pt" style:font-name-complex="Tahoma2" style:font-size-complex="11pt"/>
    </style:style>
    <style:style style:name="P11" style:family="paragraph" style:parent-style-name="Standard">
      <style:paragraph-properties fo:margin-top="0cm" fo:margin-bottom="0.212cm" style:contextual-spacing="true" fo:line-height="100%"/>
      <style:text-properties style:font-name="Tahoma" fo:font-size="11pt" officeooo:rsid="007627ae" officeooo:paragraph-rsid="008b441c" style:font-size-asian="11pt" style:font-name-complex="Tahoma2" style:font-size-complex="11pt"/>
    </style:style>
    <style:style style:name="P12" style:family="paragraph" style:parent-style-name="Standard">
      <style:paragraph-properties fo:margin-top="0cm" fo:margin-bottom="0.212cm" style:contextual-spacing="true" fo:line-height="100%"/>
      <style:text-properties style:font-name="Tahoma" fo:font-size="11pt" style:text-underline-style="solid" style:text-underline-width="auto" style:text-underline-color="font-color" fo:font-weight="bold" officeooo:rsid="00905302" officeooo:paragraph-rsid="00905302" style:font-size-asian="11pt" style:font-weight-asian="bold" style:font-name-complex="Tahoma2" style:font-size-complex="11pt"/>
    </style:style>
    <style:style style:name="P13" style:family="paragraph" style:parent-style-name="Standard">
      <style:paragraph-properties fo:margin-top="0.423cm" fo:margin-bottom="0.847cm" style:contextual-spacing="false" fo:line-height="100%">
        <style:tab-stops>
          <style:tab-stop style:position="3.193cm"/>
        </style:tab-stops>
      </style:paragraph-properties>
      <style:text-properties fo:font-size="11pt" officeooo:paragraph-rsid="007a9d6f" style:font-size-asian="11pt" style:font-size-complex="11pt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style:page-number="1">
        <style:tab-stops>
          <style:tab-stop style:position="3.193cm"/>
        </style:tab-stops>
      </style:paragraph-properties>
      <style:text-properties fo:color="#006d6f" loext:opacity="100%" fo:font-size="11pt" officeooo:paragraph-rsid="006fcf31" style:font-size-asian="11pt" style:font-size-complex="11pt"/>
    </style:style>
    <style:style style:name="P15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tru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fo:font-size="11pt" fo:font-weight="bold" officeooo:rsid="00773b36" officeooo:paragraph-rsid="00773b36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fo:font-size="12pt" fo:font-weight="normal" officeooo:rsid="00987463" officeooo:paragraph-rsid="00987463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fo:font-size="12pt" fo:font-weight="normal" officeooo:rsid="00aa883a" officeooo:paragraph-rsid="00aa883a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loext:graphic-properties draw:fill="none"/>
      <style:paragraph-properties fo:margin-left="0cm" fo:margin-right="0cm" fo:margin-top="0cm" fo:margin-bottom="0.4cm" style:contextual-spacing="false" fo:line-height="115%" fo:text-align="justify" style:justify-single-word="false" fo:orphans="2" fo:widows="2" fo:text-indent="0cm" style:auto-text-indent="false" fo:background-color="transparent" style:snap-to-layout-grid="false" style:writing-mode="lr-tb"/>
      <style:text-properties fo:font-size="12pt" fo:font-weight="normal" officeooo:rsid="008f35c2" officeooo:paragraph-rsid="008f35c2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officeooo:paragraph-rsid="009d7971"/>
    </style:style>
    <style:style style:name="P20" style:family="paragraph" style:parent-style-name="Text_20_body" style:list-style-name="L1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officeooo:paragraph-rsid="008e1dd4"/>
    </style:style>
    <style:style style:name="P21" style:family="paragraph" style:parent-style-name="Text_20_body" style:list-style-name="L1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officeooo:paragraph-rsid="0096c6ba"/>
    </style:style>
    <style:style style:name="P22" style:family="paragraph" style:parent-style-name="Text_20_body" style:list-style-name="L1">
      <loext:graphic-properties draw:fill="none"/>
      <style:paragraph-properties fo:margin-left="0cm" fo:margin-right="0cm" fo:margin-top="0cm" fo:margin-bottom="0.199cm" style:contextual-spacing="false" fo:line-height="115%" fo:text-align="justify" style:justify-single-word="false" fo:orphans="2" fo:widows="2" fo:text-indent="-1.3cm" style:auto-text-indent="false" fo:background-color="transparent" style:snap-to-layout-grid="false" style:writing-mode="lr-tb"/>
      <style:text-properties officeooo:paragraph-rsid="009ff02e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6d6f"/>
      <style:paragraph-properties style:writing-mode="lr-tb"/>
    </style:style>
    <style:style style:name="T1" style:family="text">
      <style:text-properties officeooo:rsid="0014f498"/>
    </style:style>
    <style:style style:name="T2" style:family="text">
      <style:text-properties officeooo:rsid="008b441c"/>
    </style:style>
    <style:style style:name="T3" style:family="text">
      <style:text-properties officeooo:rsid="009d7971"/>
    </style:style>
    <style:style style:name="T4" style:family="text">
      <style:text-properties officeooo:rsid="006e2e3c"/>
    </style:style>
    <style:style style:name="T5" style:family="text">
      <style:text-properties officeooo:rsid="004f7ea2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officeooo:rsid="008b51c4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8ca17c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92058f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960985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96c6ba" style:font-size-asian="12pt" style:font-weight-asian="bold" style:font-size-complex="12pt" style:font-weight-complex="bold"/>
    </style:style>
    <style:style style:name="T12" style:family="text">
      <style:text-properties fo:font-size="12pt" fo:font-weight="normal" officeooo:rsid="008ca17c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92058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9a0dff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9d797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9da9b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9f04b2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9ff02e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191be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a251af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a4b025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a5a759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a6de52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a88349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aa5803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aa883a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ac7bbe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adeb90" style:font-size-asian="12pt" style:font-weight-asian="normal" style:font-size-complex="12pt" style:font-weight-complex="normal"/>
    </style:style>
    <style:style style:name="T29" style:family="text">
      <style:text-properties fo:font-size="12pt" fo:font-style="italic" fo:font-weight="normal" officeooo:rsid="0092058f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9d7971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8ca17c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9da9b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Arial Rounded MT Bold" fo:font-size="12pt" style:font-size-asian="12pt" style:font-name-complex="Arial Rounded MT Bold" style:font-size-complex="12pt"/>
    </style:style>
    <style:style style:name="T34" style:family="text">
      <style:text-properties style:font-name="Tahoma" style:font-name-complex="Tahoma2"/>
    </style:style>
    <style:style style:name="T35" style:family="text">
      <style:text-properties style:font-name="Tahoma" fo:font-weight="bold" style:font-weight-asian="bold" style:font-name-complex="Tahoma2"/>
    </style:style>
    <style:style style:name="T36" style:family="text">
      <style:text-properties style:font-name="Tahoma" fo:font-weight="bold" officeooo:rsid="0066adf5" style:font-weight-asian="bold" style:font-name-complex="Tahoma2"/>
    </style:style>
    <style:style style:name="T37" style:family="text">
      <style:text-properties style:font-name="Tahoma" fo:font-weight="bold" officeooo:rsid="007a9d6f" style:font-weight-asian="bold" style:font-name-complex="Tahoma2"/>
    </style:style>
    <style:style style:name="T38" style:family="text">
      <style:text-properties style:font-name="Tahoma" fo:font-size="11pt" style:font-size-asian="11pt" style:font-name-complex="Tahoma2" style:font-size-complex="11pt"/>
    </style:style>
    <style:style style:name="T39" style:family="text">
      <style:text-properties style:font-name="Tahoma" fo:font-size="11pt" fo:font-weight="bold" style:font-size-asian="11pt" style:font-weight-asian="bold" style:font-name-complex="Tahoma2" style:font-size-complex="11pt"/>
    </style:style>
    <style:style style:name="T40" style:family="text">
      <style:text-properties style:font-name="Tahoma" fo:font-size="11pt" fo:font-weight="bold" style:font-size-asian="11pt" style:font-weight-asian="bold" style:font-name-complex="Tahoma2" style:font-size-complex="11pt" style:font-weight-complex="bold"/>
    </style:style>
    <style:style style:name="T41" style:family="text">
      <style:text-properties style:font-name="Tahoma" fo:font-size="11pt" fo:font-weight="bold" officeooo:rsid="00aa883a" style:font-size-asian="11pt" style:font-weight-asian="bold" style:font-name-complex="Tahoma2" style:font-size-complex="11pt" style:font-weight-complex="bold"/>
    </style:style>
    <style:style style:name="T42" style:family="text">
      <style:text-properties style:font-name="Tahoma" fo:font-size="11pt" fo:font-weight="bold" officeooo:rsid="00960985" style:font-size-asian="11pt" style:font-weight-asian="bold" style:font-name-complex="Tahoma2" style:font-size-complex="11pt" style:font-weight-complex="bold"/>
    </style:style>
    <style:style style:name="T43" style:family="text">
      <style:text-properties style:font-name="Tahoma" fo:font-size="11pt" fo:font-weight="bold" officeooo:rsid="0098313c" style:font-size-asian="11pt" style:font-weight-asian="bold" style:font-name-complex="Tahoma2" style:font-size-complex="11pt" style:font-weight-complex="bold"/>
    </style:style>
    <style:style style:name="T44" style:family="text">
      <style:text-properties fo:color="#006d6f" loext:opacity="100%" style:font-name="Tahoma" officeooo:rsid="006fcf31" style:font-name-complex="Tahoma2"/>
    </style:style>
    <style:style style:name="T45" style:family="text">
      <style:text-properties fo:color="#006d6f" loext:opacity="100%" style:font-name="Tahoma" officeooo:rsid="007a9d6f" style:font-name-complex="Tahoma2"/>
    </style:style>
    <style:style style:name="T46" style:family="text">
      <style:text-properties fo:color="#006d6f" loext:opacity="100%" style:font-name="Tahoma" fo:font-size="11pt" style:font-size-asian="11pt" style:font-name-complex="Tahoma2" style:font-size-complex="11pt"/>
    </style:style>
    <style:style style:name="T47" style:family="text">
      <style:text-properties fo:color="#006d6f" loext:opacity="100%" style:font-name="Tahoma" fo:font-size="11pt" officeooo:rsid="006fcf31" style:font-size-asian="11pt" style:font-name-complex="Tahoma2" style:font-size-complex="11pt"/>
    </style:style>
    <style:style style:name="T48" style:family="text">
      <style:text-properties fo:color="#006d6f" loext:opacity="100%" style:font-name="Tahoma" fo:font-size="11pt" officeooo:rsid="008e1dd4" style:font-size-asian="11pt" style:font-name-complex="Tahoma2" style:font-size-complex="11pt"/>
    </style:style>
    <style:style style:name="T49" style:family="text">
      <style:text-properties fo:color="#006d6f" loext:opacity="100%" style:font-name="Tahoma" fo:font-size="11pt" officeooo:rsid="0098313c" style:font-size-asian="11pt" style:font-name-complex="Tahoma2" style:font-size-complex="11pt"/>
    </style:style>
    <style:style style:name="T50" style:family="text">
      <style:text-properties fo:color="#006d6f" loext:opacity="100%" style:font-name="Tahoma" fo:font-size="11pt" officeooo:rsid="009d7971" style:font-size-asian="11pt" style:font-name-complex="Tahoma2" style:font-size-complex="11pt"/>
    </style:style>
    <style:style style:name="T51" style:family="text">
      <style:text-properties fo:color="#006d6f" loext:opacity="100%" style:font-name="Tahoma" fo:font-size="11pt" fo:font-weight="bold" style:font-size-asian="11pt" style:font-weight-asian="bold" style:font-name-complex="Tahoma2" style:font-size-complex="11pt"/>
    </style:style>
    <style:style style:name="T52" style:family="text">
      <style:text-properties style:use-window-font-color="true" loext:opacity="0%" style:font-name="Arial2" fo:font-size="12pt" fo:language="es" fo:country="ES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style:use-window-font-color="true" loext:opacity="0%" style:font-name="Arial2" fo:font-size="12pt" fo:language="es" fo:country="ES" fo:font-weight="normal" officeooo:rsid="009205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style:use-window-font-color="true" loext:opacity="0%" style:font-name="Arial2" fo:font-size="12pt" fo:language="es" fo:country="ES" fo:font-weight="normal" officeooo:rsid="0098746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style:use-window-font-color="true" loext:opacity="0%" style:font-name="Arial2" fo:font-size="12pt" fo:language="es" fo:country="ES" fo:font-weight="normal" officeooo:rsid="009c95b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style:use-window-font-color="true" loext:opacity="0%" style:font-name="Arial2" fo:font-size="12pt" fo:language="es" fo:country="ES" fo:font-weight="normal" officeooo:rsid="009d797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7" style:family="text">
      <style:text-properties style:use-window-font-color="true" loext:opacity="0%" style:font-name="Arial2" fo:font-size="12pt" fo:language="es" fo:country="ES" fo:font-weight="normal" officeooo:rsid="009da9b4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8" style:family="text">
      <style:text-properties style:use-window-font-color="true" loext:opacity="0%" style:font-name="Arial2" fo:font-size="12pt" fo:language="es" fo:country="ES" fo:font-weight="normal" officeooo:rsid="00a2956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9" style:family="text">
      <style:text-properties style:use-window-font-color="true" loext:opacity="0%" style:font-name="Arial2" fo:font-size="12pt" fo:language="es" fo:country="ES" fo:font-weight="normal" officeooo:rsid="00a32ef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0" style:family="text">
      <style:text-properties style:use-window-font-color="true" loext:opacity="0%" style:font-name="Arial2" fo:font-size="12pt" fo:language="es" fo:country="ES" fo:font-weight="normal" officeooo:rsid="00a3938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style:use-window-font-color="true" loext:opacity="0%" style:font-name="Arial2" fo:font-size="12pt" fo:language="es" fo:country="ES" fo:font-weight="normal" officeooo:rsid="00a5a75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2" style:family="text">
      <style:text-properties style:use-window-font-color="true" loext:opacity="0%" style:font-name="Arial2" fo:font-size="12pt" fo:language="es" fo:country="ES" fo:font-weight="normal" officeooo:rsid="00aa883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3" style:family="text">
      <style:text-properties style:use-window-font-color="true" loext:opacity="0%" style:font-name="Arial2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4" style:family="text">
      <style:text-properties style:use-window-font-color="true" loext:opacity="0%" style:font-name="Arial2" fo:font-size="12pt" fo:language="es" fo:country="ES" fo:font-weight="bold" officeooo:rsid="0092058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5" style:family="text">
      <style:text-properties style:use-window-font-color="true" loext:opacity="0%" style:font-name="Arial2" fo:font-size="12pt" fo:language="es" fo:country="ES" fo:font-weight="bold" officeooo:rsid="008b51c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6" style:family="text">
      <style:text-properties style:use-window-font-color="true" loext:opacity="0%" style:font-name="Arial2" fo:font-size="12pt" fo:language="es" fo:country="ES" fo:font-weight="bold" officeooo:rsid="009609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7" style:family="text">
      <style:text-properties style:use-window-font-color="true" loext:opacity="0%" style:font-name="Arial2" fo:font-size="12pt" fo:language="es" fo:country="ES" fo:font-weight="bold" officeooo:rsid="0096c6b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8" style:family="text">
      <style:text-properties style:use-window-font-color="true" loext:opacity="0%" style:font-name="Arial2" fo:font-size="12pt" fo:language="es" fo:country="ES" fo:font-style="italic" fo:font-weight="normal" officeooo:rsid="009d7971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9" style:family="text">
      <style:text-properties style:use-window-font-color="true" loext:opacity="0%" style:font-name="Arial2" fo:font-size="12pt" fo:language="es" fo:country="ES" fo:font-style="italic" fo:font-weight="normal" officeooo:rsid="0092058f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0" style:family="text">
      <style:text-properties style:use-window-font-color="true" loext:opacity="0%" style:font-name="Arial2" fo:font-size="12pt" fo:language="es" fo:country="ES" fo:font-style="italic" fo:font-weight="normal" officeooo:rsid="00a5a759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71" style:family="text">
      <style:text-properties style:use-window-font-color="true" loext:opacity="0%" style:font-name="Arial2" fo:font-size="12pt" fo:language="es" fo:country="ES" fo:font-style="normal" fo:font-weight="normal" officeooo:rsid="009d7971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2" style:family="text">
      <style:text-properties style:use-window-font-color="true" loext:opacity="0%" style:font-name="Tahoma" fo:font-size="11pt" fo:language="es" fo:country="ES" officeooo:rsid="00960985" style:font-name-asian="Times New Roman" style:font-size-asian="11pt" style:font-name-complex="Tahoma2" style:font-size-complex="11pt" style:language-complex="ar" style:country-complex="SA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83231e" style:font-weight-asian="bold" style:font-weight-complex="bold"/>
    </style:style>
    <style:style style:name="T75" style:family="text">
      <style:text-properties fo:font-weight="bold" officeooo:rsid="009d7971" style:font-weight-asian="bold" style:font-weight-complex="bold"/>
    </style:style>
    <style:style style:name="T76" style:family="text">
      <style:text-properties fo:font-weight="bold" officeooo:rsid="00aa883a" style:font-weight-asian="bold" style:font-weight-complex="bold"/>
    </style:style>
    <style:style style:name="T77" style:family="text">
      <style:text-properties fo:font-weight="bold" officeooo:rsid="0083231e" style:font-weight-asian="bold"/>
    </style:style>
    <style:style style:name="T78" style:family="text">
      <style:text-properties style:text-underline-style="solid" style:text-underline-width="auto" style:text-underline-color="font-color" fo:font-weight="bold" officeooo:rsid="0083231e" style:font-weight-asian="bold"/>
    </style:style>
    <style:style style:name="T79" style:family="text">
      <style:text-properties officeooo:rsid="00aa5803"/>
    </style:style>
    <style:style style:name="T80" style:family="text">
      <style:text-properties officeooo:rsid="00aa883a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4">EXAMEN: <text:tab/>DSW</text:span><text:span text:style-name="T35"> – Desarrollo web en entorno servidor </text:span><text:span text:style-name="T36"><text:s/></text:span><text:span text:style-name="T37">ASP .NET</text:span></text:p>
      <text:p text:style-name="P6"><text:span text:style-name="T46">EVALUACIÓN:</text:span><text:span text:style-name="T51"><text:tab/>Primera evaluación<text:tab/></text:span><text:span text:style-name="T46">Fecha: </text:span><text:span text:style-name="T50">6 de noviembre de 2023</text:span><text:span text:style-name="T47">. </text:span><text:span text:style-name="T48">v</text:span><text:span text:style-name="T49">1</text:span></text:p>
      <text:p text:style-name="P13"><text:span text:style-name="T44">NOMBRE: _________________________________________________________<text:tab/><text:tab/></text:span><text:span text:style-name="T45">GRUPO ____________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STRUCCIONES</text:p>
            <text:p text:style-name="P7"><text:span text:style-name="T38">Crear un fichero ZIP (</text:span><text:span text:style-name="T41">PO01_ApellidoNombre</text:span><text:span text:style-name="T40">_</text:span><text:span text:style-name="T42">v</text:span><text:span text:style-name="T43">1</text:span><text:span text:style-name="T40">.zip</text:span><text:span text:style-name="T39">)</text:span><text:span text:style-name="T38"> <text:s/>con </text:span><text:span text:style-name="T72">el proyecto.</text:span></text:p>
            <text:p text:style-name="P10">El fichero se subirá a la plataforma EVAGD o se copiará en la carpeta que indique el profesor.</text:p>
            <text:p text:style-name="P11"><text:span text:style-name="T78">En el caso de detectarse parecidos "sospechosos" en una misma respuesta</text:span><text:span text:style-name="T77">, en dos exámenes diferentes y que no se sepa </text:span><text:span text:style-name="T74">explicar</text:span><text:span text:style-name="T77"> qué hace el código, puede implicar la anulación del examen y el </text:span><text:span text:style-name="T78">paso a evaluación extraordinaria.</text:span></text:p>
            <text:p text:style-name="P12">Los links no válidos descuenta<text:span text:style-name="T80">n</text:span> 0,5. Errores no controlados descuentan 0,5.</text:p>
          </table:table-cell>
        </table:table-row>
      </table:table>
      <text:list text:style-name="L1">
        <text:list-header>
          <text:p text:style-name="P15"/>
          <text:p text:style-name="P16">El nombre del proyecto debe ser: <text:span text:style-name="T76">PO01_</text:span><text:span text:style-name="T75">ApellidoNombre</text:span><text:span text:style-name="T73">_v1</text:span>. <text:span text:style-name="T3">Se usará la BD Jardinería. </text:span><text:span text:style-name="T79">El contexto a utilizar se llamará ApellidoContexto.</text:span></text:p>
          <text:p text:style-name="P19"><text:span text:style-name="T65">Ejercic</text:span><text:span text:style-name="T66">i</text:span><text:span text:style-name="T65">o </text:span><text:span text:style-name="T67">1</text:span><text:span text:style-name="T65">:</text:span><text:span text:style-name="T12"> </text:span><text:span text:style-name="T15">En la página de inicio por defecto crear un botón Cliente que lleve a una página que diga ·”Bienvenido Client</text:span><text:span text:style-name="T19">e</text:span><text:span text:style-name="T15">”. M</text:span><text:span text:style-name="T13">uestra </text:span><text:span text:style-name="T9">dos botones</text:span><text:span text:style-name="T13"> que nos lleven a la lista de “</text:span><text:span text:style-name="T68">Productos</text:span><text:span text:style-name="T13">” y otro a </text:span><text:span text:style-name="T29">“</text:span><text:span text:style-name="T30">Gama de Productos</text:span><text:span text:style-name="T29">”</text:span><text:span text:style-name="T13">. </text:span><text:span text:style-name="T15">Personaliza con tu nombre el pie de página y añade dos links en la barra de navegación superior que lleven a la lista de <text:s/>“</text:span><text:span text:style-name="T68">Productos”</text:span><text:span text:style-name="T71"> y otro a </text:span><text:span text:style-name="T69">“</text:span><text:span text:style-name="T68">Gama de Productos</text:span><text:span text:style-name="T69">”.</text:span><text:span text:style-name="T70">(1)</text:span></text:p>
          <text:p text:style-name="P19"><text:span text:style-name="T65">Ejercic</text:span><text:span text:style-name="T66">i</text:span><text:span text:style-name="T65">o </text:span><text:span text:style-name="T67">2</text:span><text:span text:style-name="T64">: </text:span><text:span text:style-name="T53"><text:s/></text:span><text:span text:style-name="T56">En la lista de </text:span><text:span text:style-name="T69">“</text:span><text:span text:style-name="T68">Gama de Productos</text:span><text:span text:style-name="T69">” </text:span><text:span text:style-name="T71">genera los links de </text:span><text:span text:style-name="T54">Editar, </text:span><text:span text:style-name="T56">Detalles</text:span><text:span text:style-name="T54"> y Borrar. Todo funcional y </text:span><text:span text:style-name="T62">v</text:span><text:span text:style-name="T54">alidado </text:span><text:span text:style-name="T56">y en castellano.</text:span><text:span text:style-name="T58"> </text:span><text:span text:style-name="T56">Añade un botón para crear una “Nueva gama”. </text:span><text:span text:style-name="T61">(</text:span><text:span text:style-name="T62">2</text:span><text:span text:style-name="T61">)</text:span></text:p>
          <text:p text:style-name="P19"><text:span text:style-name="T65">Ejercic</text:span><text:span text:style-name="T66">i</text:span><text:span text:style-name="T65">o </text:span><text:span text:style-name="T67">3</text:span><text:span text:style-name="T63">: </text:span><text:span text:style-name="T52"><text:s/></text:span><text:span text:style-name="T54">En esa misma página </text:span><text:span text:style-name="T59">de la lista de gamas</text:span><text:span text:style-name="T54">, añade un link para cada item de la lista, donde se puedan ver l</text:span><text:span text:style-name="T56">os productos de esa gama </text:span><text:span text:style-name="T57">ordenados de forma descendente por “</text:span><text:span text:style-name="T60">código</text:span><text:span text:style-name="T57">”</text:span><text:span text:style-name="T56">, incluido el código de referencia. </text:span><text:span text:style-name="T54">Solo muestra la lista de </text:span><text:span text:style-name="T56">productos</text:span><text:span text:style-name="T54"> de es</text:span><text:span text:style-name="T56">a</text:span><text:span text:style-name="T54"> </text:span><text:span text:style-name="T56">gama</text:span><text:span text:style-name="T54"> (no es necesario que aparezcan los links al CRUD) y en </text:span><text:span text:style-name="T55">la parte superior de la página debería verse </text:span><text:span text:style-name="T56">la Gama</text:span><text:span text:style-name="T55"> a l</text:span><text:span text:style-name="T56">a</text:span><text:span text:style-name="T55"> que pertenecen.</text:span><text:span text:style-name="T61">(1,5)</text:span></text:p>
          <text:p text:style-name="P20"><text:span text:style-name="T8">Ejercic</text:span><text:span text:style-name="T10">i</text:span><text:span text:style-name="T8">o </text:span><text:span text:style-name="T11">4</text:span><text:span text:style-name="T8">:</text:span><text:span text:style-name="T12"> En la lista de </text:span><text:span text:style-name="T31">“</text:span><text:span text:style-name="T32">Productos de dicha gama xxxx”</text:span><text:span text:style-name="T12"> añade un link </text:span><text:span text:style-name="T16">para crear nuevos productos en esa gama. Una vez creado, volverá a la lista de productos de la gama.</text:span><text:span text:style-name="T14"> </text:span><text:span text:style-name="T21">Validación por defecto</text:span><text:span text:style-name="T14"> y asegúrate de que <text:s/>las redirecciones funcionan correctamente.</text:span><text:span text:style-name="T12"> (</text:span><text:span text:style-name="T14">2,</text:span><text:span text:style-name="T22">5</text:span><text:span text:style-name="T12">).</text:span></text:p>
          <text:p text:style-name="P21"><text:span text:style-name="T7">Ejercicio </text:span><text:span text:style-name="T11">5</text:span><text:span text:style-name="T7">: </text:span><text:span text:style-name="T16">En la </text:span><text:span text:style-name="T20">página</text:span><text:span text:style-name="T16"> de “</text:span><text:span text:style-name="T32">Productos</text:span><text:span text:style-name="T16">” muestra la lista de productos, no más de 15 y ordenados de forma ascendente </text:span><text:span text:style-name="T20">alfabéticamente </text:span><text:span text:style-name="T16">y un link a “Detalles” </text:span><text:span text:style-name="T22">operativo</text:span><text:span text:style-name="T16">. </text:span><text:span text:style-name="T22">(1)</text:span></text:p>
          <text:p text:style-name="P22"><text:span text:style-name="T8">Ejercicio </text:span><text:span text:style-name="T9">6</text:span><text:span text:style-name="T8">:</text:span><text:span text:style-name="T12"> </text:span><text:span text:style-name="T17">Usando la clase </text:span><text:span text:style-name="T16">Recomendaciones, </text:span><text:span text:style-name="T17">crea una nueva tabla en la BD con Migraciones (</text:span><text:span text:style-name="T16">RecomendacionID, Estación, Descripcion, </text:span><text:span text:style-name="T24">Codig</text:span><text:span text:style-name="T27">o</text:span><text:span text:style-name="T24">Producto</text:span><text:span text:style-name="T17">)</text:span><text:span text:style-name="T16">. </text:span><text:span text:style-name="T17">El SeedData está </text:span><text:span text:style-name="T24">operativo.</text:span><text:span text:style-name="T17"> </text:span><text:span text:style-name="T18">Añade lo necesario en los diferentes ficheros para que los datos de la nueva tabla se puedan ver en la aplicación. </text:span><text:span text:style-name="T17">Ejecuta lo necesario para que en el link </text:span><text:span text:style-name="T23">detalles </text:span><text:span text:style-name="T17">de cada producto, pueda verse las recomendaciones de plantado. </text:span><text:span text:style-name="T25">(2,</text:span><text:span text:style-name="T26">0</text:span><text:span text:style-name="T25">)</text:span></text:p>
        </text:list-header>
        <text:list-item>
          <text:p text:style-name="P17"/>
          <text:p text:style-name="P18">FECHA, HORA y FIRMA DE ENTREGA:</text:p>
        </text:list-item>
      </text:list>
      <text:p text:style-name="P8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line-height="150%" fo:text-align="justify" style:justify-single-word="false" fo:orphans="2" fo:widows="2" style:writing-mode="lr-tb"/>
      <style:text-properties style:use-window-font-color="true" loext:opacity="0%" style:font-name="Arial2" fo:font-family="Arial" style:font-style-name="Norm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style:contextual-spacing="false" fo:text-align="center" style:justify-single-word="false" style:writing-mode="lr-tb"/>
      <style:text-properties fo:color="#006d6f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keep-with-next="always" style:writing-mode="lr-tb"/>
      <style:text-properties fo:color="#006d6f" loext:opacity="100%" style:font-name="Arial1" fo:font-family="Arial" style:font-family-generic="swiss" style:font-pitch="variable" fo:font-size="14pt" style:letter-kerning="true" style:font-size-asian="14pt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loext:opacity="100%"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color="#1f497d" loext:opacity="100%"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1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padding-left="0.141cm" fo:padding-right="0.141cm" fo:padding-top="0.035cm" fo:padding-bottom="0.035cm" fo:border="0.51pt solid #000000" style:shadow="#000000 0.028cm 0.028cm"/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lr-tb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loext:opacity="100%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loext:opacity="100%"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 loext:opacity="100%"/>
    </style:style>
    <style:style style:name="AUTOEVALUACION" style:family="text" style:parent-style-name="Fuente_20_de_20_párrafo_20_predeter.">
      <style:text-properties fo:color="#333399" loext:opacity="100%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loext:opacity="100%" style:font-name="Arial1" fo:font-family="Arial" style:font-family-generic="swiss" style:font-pitch="variable" fo:font-size="20pt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9" style:display-name="ListLabel 19" style:family="text">
      <style:text-properties style:font-name="Tahoma" fo:font-family="Tahoma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loext:num-list-format="%3%.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0010000000C0000000CFE23EC0B495CBBE3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loext:num-list-format="%2%.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1.01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3" text:style-name="ListLabel_20_2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4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loext:num-list-format="%5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bullet text:level="6" text:style-name="ListLabel_20_2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2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509cm" fo:margin-left="0.093cm" table:align="left" style:writing-mode="lr-tb"/>
    </style:style>
    <style:style style:name="Table1.A" style:family="table-column">
      <style:table-column-properties style:column-width="2.399cm"/>
    </style:style>
    <style:style style:name="Table1.B" style:family="table-column">
      <style:table-column-properties style:column-width="8.802cm"/>
    </style:style>
    <style:style style:name="Table1.C" style:family="table-column">
      <style:table-column-properties style:column-width="8.3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style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style:contextual-spacing="false" fo:line-height="100%" fo:text-align="end" style:justify-single-word="false"/>
      <style:text-properties fo:color="#808080" loext:opacity="100%" style:font-name="Arial Rounded MT Bold" fo:font-size="7pt" officeooo:paragraph-rsid="0014f498" style:font-size-asian="7pt" style:font-name-complex="Arial1" style:font-size-complex="8pt"/>
    </style:style>
    <style:style style:name="MP4" style:family="paragraph" style:parent-style-name="Header">
      <style:paragraph-properties fo:margin-top="0.106cm" fo:margin-bottom="0cm" style:contextual-spacing="false" fo:line-height="100%" fo:text-align="end" style:justify-single-word="false"/>
      <style:text-properties style:font-name="Arial1" fo:font-size="6pt" fo:font-weight="bold" officeooo:rsid="006fcf31" officeooo:paragraph-rsid="006fcf31" style:font-size-asian="6pt" style:font-weight-asian="bold" style:font-name-complex="Arial1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style:contextual-spacing="false" style:line-height-at-least="0.353cm" fo:text-align="end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8b441c"/>
    </style:style>
    <style:style style:name="MT3" style:family="text">
      <style:text-properties officeooo:rsid="009d7971"/>
    </style:style>
    <style:style style:name="MT4" style:family="text">
      <style:text-properties officeooo:rsid="006e2e3c"/>
    </style:style>
    <style:style style:name="MT5" style:family="text">
      <style:text-properties officeooo:rsid="004f7ea2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style:font-name="Arial Rounded MT Bold" fo:font-size="12pt" style:font-size-asian="12pt" style:font-name-complex="Arial Rounded MT Bold" style:font-size-complex="12pt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1" draw:name="Shape1" draw:style-name="Mgr1" draw:text-style-name="MP2" svg:width="1.206cm" svg:height="0.943cm" svg:x="0.002cm" svg:y="0.002cm"><draw:image xlink:href="Pictures/10000001000000960000008F2F16264FE01BCCB4.png" xlink:type="simple" xlink:show="embed" xlink:actuate="onLoad" draw:mime-type="image/png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<text:span text:style-name="MT2">2</text:span><text:span text:style-name="MT3">3</text:span>-20<text:span text:style-name="MT4">2</text:span><text:span text:style-name="MT3">4</text:span><text:line-break/>Desarrollo <text:span text:style-name="MT1">web en entorno servidor</text:span>. <text:span text:style-name="MT5">Inma Martinez</text:span></text:p>
              <text:p text:style-name="MP4">Prueba Objetiva Práctica</text:p>
            </table:table-cell>
          </table:table-row>
        </table:table>
        <text:p text:style-name="MP5"/>
      </style:header>
      <style:footer>
        <text:p text:style-name="MP6"><draw:custom-shape text:anchor-type="paragraph" draw:z-index="0" draw:name="Forma1" draw:style-name="Mgr2" draw:text-style-name="MP7" svg:width="14.976cm" svg:height="0.318cm" svg:x="0cm" svg:y="0cm"><text:p/><draw:enhanced-geometry svg:viewBox="0 0 21600 21600" draw:type="rectangle" draw:enhanced-path="M 0 0 L 21600 0 21600 21600 0 21600 0 0 Z N"/></draw:custom-shape><text:span text:style-name="Page_20_Number"><text:span text:style-name="MT6"><text:tab/></text:span></text:span><text:span text:style-name="Page_20_Number"><text:span text:style-name="MT7">Página </text:span></text:span><text:span text:style-name="Page_20_Number"><text:span text:style-name="MT7"><text:page-number text:select-page="current">1</text:page-number></text:span></text:span><text:span text:style-name="Page_20_Number"><text:span text:style-name="MT7"><text:s/>de </text:span></text:span><text:span text:style-name="Page_20_Number"><text:span text:style-name="MT7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SW1920</dc:title>
    <meta:creation-date>2019-10-09T08:51:13.944000000</meta:creation-date>
    <meta:editing-cycles>30</meta:editing-cycles>
    <meta:editing-duration>PT19H12M55S</meta:editing-duration>
    <meta:generator>LibreOffice/7.5.4.2$Windows_X86_64 LibreOffice_project/36ccfdc35048b057fd9854c757a8b67ec53977b6</meta:generator>
    <dc:date>2023-11-06T07:49:27.725000000</dc:date>
    <meta:print-date>2019-10-09T13:57:13.817000000</meta:print-date>
    <meta:document-statistic meta:table-count="2" meta:image-count="0" meta:object-count="0" meta:page-count="1" meta:paragraph-count="21" meta:word-count="466" meta:character-count="2868" meta:non-whitespace-character-count="2410"/>
    <meta:template xlink:type="simple" xlink:actuate="onRequest" xlink:title="DSW1920" xlink:href="../../../../../AppData/Roaming/LibreOffice/4/user/template/DSW1920.ott" meta:date="2019-10-09T08:51:13.448000000"/>
  </office:meta>
</office:document-meta>
</file>